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>
            <text:p>Number of Elements</text:p>
          </table:table-cell>
          <table:table-cell table:number-columns-repeated="10"/>
        </table:table-row>
        <table:table-row table:style-name="ro1">
          <table:table-cell office:value-type="string">
            <text:p>Blocks</text:p>
          </table:table-cell>
          <table:table-cell/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30000">
            <text:p>30000</text:p>
          </table:table-cell>
          <table:table-cell office:value-type="float" office:value="40000">
            <text:p>40000</text:p>
          </table:table-cell>
          <table:table-cell office:value-type="float" office:value="50000">
            <text:p>50000</text:p>
          </table:table-cell>
          <table:table-cell office:value-type="float" office:value="60000">
            <text:p>60000</text:p>
          </table:table-cell>
          <table:table-cell office:value-type="float" office:value="70000">
            <text:p>70000</text:p>
          </table:table-cell>
          <table:table-cell office:value-type="float" office:value="80000">
            <text:p>80000</text:p>
          </table:table-cell>
          <table:table-cell office:value-type="float" office:value="90000">
            <text:p>90000</text:p>
          </table:table-cell>
        </table:table-row>
        <table:table-row table:style-name="ro1">
          <table:table-cell office:value-type="string">
            <text:p>Locales</text:p>
          </table:table-cell>
          <table:table-cell office:value-type="string">
            <text:p>Store answer on one node</text:p>
          </table:table-cell>
          <table:table-cell office:value-type="float" office:value="586155">
            <text:p>586155</text:p>
          </table:table-cell>
          <table:table-cell office:value-type="float" office:value="1566155">
            <text:p>1566155</text:p>
          </table:table-cell>
          <table:table-cell office:value-type="float" office:value="2946155">
            <text:p>2946155</text:p>
          </table:table-cell>
          <table:table-cell office:value-type="float" office:value="4726155">
            <text:p>4726155</text:p>
          </table:table-cell>
          <table:table-cell office:value-type="float" office:value="6906155">
            <text:p>6906155</text:p>
          </table:table-cell>
          <table:table-cell office:value-type="float" office:value="9486155">
            <text:p>9486155</text:p>
          </table:table-cell>
          <table:table-cell office:value-type="float" office:value="12466155">
            <text:p>12466155</text:p>
          </table:table-cell>
          <table:table-cell office:value-type="float" office:value="15846155">
            <text:p>15846155</text:p>
          </table:table-cell>
          <table:table-cell office:value-type="float" office:value="19626155">
            <text:p>19626155</text:p>
          </table:table-cell>
        </table:table-row>
        <table:table-row table:style-name="ro1">
          <table:table-cell/>
          <table:table-cell office:value-type="string">
            <text:p>Store answer distributed over mesh</text:p>
          </table:table-cell>
          <table:table-cell office:value-type="float" office:value="384455">
            <text:p>384455</text:p>
          </table:table-cell>
          <table:table-cell office:value-type="float" office:value="764455">
            <text:p>764455</text:p>
          </table:table-cell>
          <table:table-cell office:value-type="float" office:value="1144455">
            <text:p>1144455</text:p>
          </table:table-cell>
          <table:table-cell office:value-type="float" office:value="1524455">
            <text:p>1524455</text:p>
          </table:table-cell>
          <table:table-cell office:value-type="float" office:value="1904455">
            <text:p>1904455</text:p>
          </table:table-cell>
          <table:table-cell office:value-type="float" office:value="2284455">
            <text:p>2284455</text:p>
          </table:table-cell>
          <table:table-cell office:value-type="float" office:value="2664455">
            <text:p>2664455</text:p>
          </table:table-cell>
          <table:table-cell office:value-type="float" office:value="3044455">
            <text:p>3044455</text:p>
          </table:table-cell>
          <table:table-cell office:value-type="float" office:value="3424455">
            <text:p>3424455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Number of Elements</text:p>
          </table:table-cell>
          <table:table-cell/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30000">
            <text:p>30000</text:p>
          </table:table-cell>
          <table:table-cell office:value-type="float" office:value="40000">
            <text:p>40000</text:p>
          </table:table-cell>
          <table:table-cell office:value-type="float" office:value="50000">
            <text:p>50000</text:p>
          </table:table-cell>
          <table:table-cell office:value-type="float" office:value="60000">
            <text:p>60000</text:p>
          </table:table-cell>
          <table:table-cell office:value-type="float" office:value="70000">
            <text:p>70000</text:p>
          </table:table-cell>
          <table:table-cell office:value-type="float" office:value="80000">
            <text:p>80000</text:p>
          </table:table-cell>
          <table:table-cell office:value-type="float" office:value="90000">
            <text:p>90000</text:p>
          </table:table-cell>
        </table:table-row>
        <table:table-row table:style-name="ro1">
          <table:table-cell office:value-type="string">
            <text:p>Blocks</text:p>
          </table:table-cell>
          <table:table-cell/>
          <table:table-cell table:number-columns-repeated="9" office:value-type="float" office:value="10">
            <text:p>10</text:p>
          </table:table-cell>
        </table:table-row>
        <table:table-row table:style-name="ro1">
          <table:table-cell office:value-type="string">
            <text:p>Locales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>
            <draw:frame table:end-cell-address="Sheet1.I38" table:end-x="0.5201in" table:end-y="0.0559in" draw:z-index="0" draw:style-name="gr1" svg:width="5.6917in" svg:height="4.4122in" svg:x="0.1626in" svg:y="0.089in">
              <draw:object draw:notify-on-update-of-ranges="Sheet1.C3:Sheet1.C3 Sheet1.D3:Sheet1.K3 Sheet1.B4:Sheet1.B4 Sheet1.C4:Sheet1.K4 Sheet1.B5:Sheet1.B5 Sheet1.C5:Sheet1.K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Lucida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9">05/09/2010</text:date>, <text:time>22:0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10-05-09T21:41:58</meta:creation-date>
    <dc:date>2010-05-09T22:03:59</dc:date>
    <meta:editing-cycles>1</meta:editing-cycles>
    <meta:editing-duration>PT22M1S</meta:editing-duration>
    <meta:user-defined meta:name="Info 1"/>
    <meta:user-defined meta:name="Info 2"/>
    <meta:user-defined meta:name="Info 3"/>
    <meta:user-defined meta:name="Info 4"/>
    <meta:document-statistic meta:table-count="3" meta:cell-count="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4.458cm" svg:height="11.208cm" chart:class="chart:line" chart:style-name="ch1">
        <chart:title svg:x="3.87cm" svg:y="0.224cm" chart:style-name="ch2">
          <text:p>Blocked SUMMA Communication</text:p>
        </chart:title>
        <chart:legend chart:legend-position="end" svg:x="10.782cm" svg:y="4.833cm" chart:style-name="ch3"/>
        <chart:plot-area chart:style-name="ch4" table:cell-range-address="Sheet1.C3:Sheet1.K5 Sheet1.B4:Sheet1.K5 Sheet1.B3:Sheet1.B3" chart:data-source-has-labels="both" svg:x="0.363cm" svg:y="0.993cm" svg:width="10.042cm" svg:height="9.637cm">
          <chart:axis chart:dimension="x" chart:name="primary-x" chart:style-name="ch5">
            <chart:title svg:x="4.553cm" svg:y="10.315cm" chart:style-name="ch6">
              <text:p>Matrix Elements</text:p>
            </chart:title>
            <chart:categories table:cell-range-address="Sheet1.D3:Sheet1.K3"/>
          </chart:axis>
          <chart:axis chart:dimension="y" chart:name="primary-y" chart:style-name="ch5">
            <chart:title svg:x="0.275cm" svg:y="7.559cm" chart:style-name="ch7">
              <text:p>Remote Communication Calls</text:p>
            </chart:title>
            <chart:grid chart:style-name="ch8" chart:class="major"/>
          </chart:axis>
          <chart:series chart:style-name="ch9" chart:values-cell-range-address="Sheet1.C4:Sheet1.K4" chart:label-cell-address="Sheet1.B4:Sheet1.B4" chart:class="chart:line">
            <chart:data-point chart:repeated="9"/>
          </chart:series>
          <chart:series chart:style-name="ch10" chart:values-cell-range-address="Sheet1.C5:Sheet1.K5" chart:label-cell-address="Sheet1.B5:Sheet1.B5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00</text:p>
              </table:table-cell>
              <table:table-cell office:value-type="string">
                <text:p>30000</text:p>
              </table:table-cell>
              <table:table-cell office:value-type="string">
                <text:p>40000</text:p>
              </table:table-cell>
              <table:table-cell office:value-type="string">
                <text:p>50000</text:p>
              </table:table-cell>
              <table:table-cell office:value-type="string">
                <text:p>60000</text:p>
              </table:table-cell>
              <table:table-cell office:value-type="string">
                <text:p>70000</text:p>
              </table:table-cell>
              <table:table-cell office:value-type="string">
                <text:p>80000</text:p>
              </table:table-cell>
              <table:table-cell office:value-type="string">
                <text:p>90000</text:p>
              </table:table-cell>
            </table:table-row>
          </table:table-header-rows>
          <table:table-rows>
            <table:table-row>
              <table:table-cell office:value-type="string">
                <text:p>Store answer on one node</text:p>
              </table:table-cell>
              <table:table-cell office:value-type="float" office:value="586155">
                <text:p>586155</text:p>
              </table:table-cell>
              <table:table-cell office:value-type="float" office:value="1566155">
                <text:p>1566155</text:p>
              </table:table-cell>
              <table:table-cell office:value-type="float" office:value="2946155">
                <text:p>2946155</text:p>
              </table:table-cell>
              <table:table-cell office:value-type="float" office:value="4726155">
                <text:p>4726155</text:p>
              </table:table-cell>
              <table:table-cell office:value-type="float" office:value="6906155">
                <text:p>6906155</text:p>
              </table:table-cell>
              <table:table-cell office:value-type="float" office:value="9486155">
                <text:p>9486155</text:p>
              </table:table-cell>
              <table:table-cell office:value-type="float" office:value="12466155">
                <text:p>12466155</text:p>
              </table:table-cell>
              <table:table-cell office:value-type="float" office:value="15846155">
                <text:p>15846155</text:p>
              </table:table-cell>
              <table:table-cell office:value-type="float" office:value="19626155">
                <text:p>19626155</text:p>
              </table:table-cell>
            </table:table-row>
            <table:table-row>
              <table:table-cell office:value-type="string">
                <text:p>Store answer distributed over mesh</text:p>
              </table:table-cell>
              <table:table-cell office:value-type="float" office:value="384455">
                <text:p>384455</text:p>
              </table:table-cell>
              <table:table-cell office:value-type="float" office:value="764455">
                <text:p>764455</text:p>
              </table:table-cell>
              <table:table-cell office:value-type="float" office:value="1144455">
                <text:p>1144455</text:p>
              </table:table-cell>
              <table:table-cell office:value-type="float" office:value="1524455">
                <text:p>1524455</text:p>
              </table:table-cell>
              <table:table-cell office:value-type="float" office:value="1904455">
                <text:p>1904455</text:p>
              </table:table-cell>
              <table:table-cell office:value-type="float" office:value="2284455">
                <text:p>2284455</text:p>
              </table:table-cell>
              <table:table-cell office:value-type="float" office:value="2664455">
                <text:p>2664455</text:p>
              </table:table-cell>
              <table:table-cell office:value-type="float" office:value="3044455">
                <text:p>3044455</text:p>
              </table:table-cell>
              <table:table-cell office:value-type="float" office:value="3424455">
                <text:p>34244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